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fo:font-variant="normal" fo:text-transform="none" fo:color="#333333" style:font-name="Verdana" fo:font-size="9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der</text:p>
      <text:list xml:id="list2573396345575112380" text:style-name="L2">
        <text:list-item>
          <text:p text:style-name="P1">title</text:p>
        </text:list-item>
        <text:list-item>
          <text:p text:style-name="P1">problematic</text:p>
        </text:list-item>
        <text:list-item>
          <text:p text:style-name="P1">explanation of theme</text:p>
        </text:list-item>
        <text:list-item>
          <text:p text:style-name="P1">existing results *2</text:p>
        </text:list-item>
        <text:list-item>
          <text:p text:style-name="P1">hypothesis as a question</text:p>
        </text:list-item>
        <text:list-item>
          <text:p text:style-name="P1">study overview</text:p>
          <text:list>
            <text:list-item>
              <text:p text:style-name="P1">design</text:p>
            </text:list-item>
            <text:list-item>
              <text:p text:style-name="P1">op hypo</text:p>
            </text:list-item>
            <text:list-item>
              <text:p text:style-name="P1">time course</text:p>
            </text:list-item>
          </text:list>
        </text:list-item>
        <text:list-item>
          <text:p text:style-name="P1">fmri</text:p>
          <text:list>
            <text:list-item>
              <text:p text:style-name="P1">fmri sequence</text:p>
            </text:list-item>
            <text:list-item>
              <text:p text:style-name="P1">regressors</text:p>
            </text:list-item>
          </text:list>
        </text:list-item>
        <text:list-item>
          <text:p text:style-name="P1">statistics</text:p>
        </text:list-item>
        <text:list-item>
          <text:p text:style-name="P1">expected results</text:p>
        </text:list-item>
      </text:list>
      <text:p text:style-name="Standard"/>
      <text:p text:style-name="Standard"/>
      <text:p text:style-name="Standard">Order</text:p>
      <text:list xml:id="list34563680" text:continue-list="list2573396345575112380" text:style-name="L2">
        <text:list-item text:start-value="1">
          <text:p text:style-name="P1">title</text:p>
          <text:list>
            <text:list-item>
              <text:p text:style-name="P1"><text:span text:style-name="T1">Hippocampal role in the interaction of semantic memory with learning and decision</text:span><text:line-break/></text:p>
            </text:list-item>
          </text:list>
        </text:list-item>
        <text:list-item>
          <text:p text:style-name="P1">problematic</text:p>
          <text:list>
            <text:list-item>
              <text:p text:style-name="P1">How does semantic memory affects learning?</text:p>
            </text:list-item>
          </text:list>
        </text:list-item>
        <text:list-item>
          <text:p text:style-name="P1">explanation of theme/paradigm</text:p>
          <text:list>
            <text:list-item>
              <text:p text:style-name="P1">associative/transitive learning</text:p>
            </text:list-item>
          </text:list>
        </text:list-item>
        <text:list-item>
          <text:p text:style-name="P1">existing results *2</text:p>
          <text:list>
            <text:list-item>
              <text:p text:style-name="P1">striatum</text:p>
            </text:list-item>
            <text:list-item>
              <text:p text:style-name="P1">reactivation/RSA</text:p>
            </text:list-item>
            <text:list-item>
              <text:p text:style-name="P1">hippocampal/OFC representation of state</text:p>
            </text:list-item>
          </text:list>
        </text:list-item>
        <text:list-item>
          <text:p text:style-name="P1">hypothesis as a question</text:p>
          <text:list>
            <text:list-item>
              <text:p text:style-name="P1">Do preexisting semantic associations decrease hippocampal involvement in associative learning?</text:p>
            </text:list-item>
          </text:list>
        </text:list-item>
        <text:list-item>
          <text:p text:style-name="P1">study overview</text:p>
          <text:list>
            <text:list-item>
              <text:p text:style-name="P1">design</text:p>
              <text:list>
                <text:list-item>
                  <text:p text:style-name="P1">Phase 1 = SO</text:p>
                </text:list-item>
                <text:list-item>
                  <text:p text:style-name="P1">Phase 2 = OR</text:p>
                </text:list-item>
                <text:list-item>
                  <text:p text:style-name="P1">Phase 3 = distr to avoid recency effects</text:p>
                </text:list-item>
                <text:list-item>
                  <text:p text:style-name="P1">Phase 4 = S-R &amp; O-R</text:p>
                </text:list-item>
                <text:list-item>
                  <text:p text:style-name="P1">Phase 5 = Memory test</text:p>
                </text:list-item>
              </text:list>
            </text:list-item>
            <text:list-item>
              <text:p text:style-name="P1">time course</text:p>
              <text:list>
                <text:list-item>
                  <text:p text:style-name="P1">localizer</text:p>
                </text:list-item>
                <text:list-item>
                  <text:p text:style-name="P1">P1-5</text:p>
                </text:list-item>
              </text:list>
            </text:list-item>
          </text:list>
        </text:list-item>
        <text:list-item>
          <text:p text:style-name="P1">fmri</text:p>
          <text:list>
            <text:list-item>
              <text:p text:style-name="P1">fmri sequence</text:p>
              <text:list>
                <text:list-item>
                  <text:p text:style-name="P1">nb of slice = 50</text:p>
                </text:list-item>
                <text:list-item>
                  <text:p text:style-name="P1">Slice thickness = 3mm</text:p>
                </text:list-item>
                <text:list-item>
                  <text:p text:style-name="P1">TE = 30ms</text:p>
                </text:list-item>
                <text:list-item>
                  <text:p text:style-name="P1">TR = 2,8s</text:p>
                </text:list-item>
                <text:list-item>
                  <text:p text:style-name="P1">voxel size = 3x3x3mm</text:p>
                </text:list-item>
                <text:list-item>
                  <text:p text:style-name="P1">FoV<text:tab/><text:tab/><text:tab/>??</text:p>
                </text:list-item>
                <text:list-item>
                  <text:p text:style-name="P1">Matrix size <text:tab/><text:tab/>??</text:p>
                </text:list-item>
                <text:list-item>
                  <text:p text:style-name="P1">iPAT grappa 2 factor <text:tab/>??</text:p>
                </text:list-item>
                <text:list-item>
                  <text:p text:style-name="P1"><text:soft-page-break/>slice acquisition<text:tab/>??</text:p>
                </text:list-item>
                <text:list-item>
                  <text:p text:style-name="P1">nb of volumes each run</text:p>
                </text:list-item>
              </text:list>
            </text:list-item>
            <text:list-item>
              <text:p text:style-name="P1">Regressors</text:p>
              <text:list>
                <text:list-item>
                  <text:p text:style-name="P1">MVPA</text:p>
                  <text:list>
                    <text:list-item>
                      <text:p text:style-name="P1">motor response<text:tab/>??</text:p>
                    </text:list-item>
                    <text:list-item>
                      <text:p text:style-name="P1">RT<text:tab/><text:tab/><text:tab/>??</text:p>
                    </text:list-item>
                    <text:list-item>
                      <text:p text:style-name="P1">correstness<text:tab/><text:tab/>??</text:p>
                    </text:list-item>
                    <text:list-item>
                      <text:p text:style-name="P1">1 for each picture (in each condition?)</text:p>
                    </text:list-item>
                  </text:list>
                </text:list-item>
                <text:list-item>
                  <text:p text:style-name="P1">uni</text:p>
                  <text:list>
                    <text:list-item>
                      <text:p text:style-name="P1">motor response</text:p>
                    </text:list-item>
                    <text:list-item>
                      <text:p text:style-name="P1">correctness</text:p>
                    </text:list-item>
                    <text:list-item>
                      <text:p text:style-name="P1">RT</text:p>
                    </text:list-item>
                    <text:list-item>
                      <text:p text:style-name="P1">image type (semantic/not)</text:p>
                    </text:list-item>
                    <text:list-item>
                      <text:p text:style-name="P1">reward/no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statistics</text:p>
          <text:list>
            <text:list-item>
              <text:p text:style-name="P1">MVPA</text:p>
              <text:list>
                <text:list-item>
                  <text:p text:style-name="P1">train decoder on Phase 1 responses to objects</text:p>
                </text:list-item>
                <text:list-item>
                  <text:p text:style-name="P1">Test on phase 4 responses associated with</text:p>
                </text:list-item>
              </text:list>
            </text:list-item>
          </text:list>
        </text:list-item>
        <text:list-item>
          <text:p text:style-name="P1">expected results</text:p>
          <text:list>
            <text:list-item>
              <text:list>
                <text:list-item>
                  <text:p text:style-name="P1">less hippocampal involvement necessary for learning associations based on existing semantic links</text:p>
                </text:list-item>
                <text:list-item>
                  <text:p text:style-name="P1">earlier detection of scenes in object during phase 2?</text:p>
                  <text:list>
                    <text:list-item>
                      <text:p text:style-name="P1">because already exis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5M16S</meta:editing-duration>
    <meta:editing-cycles>9</meta:editing-cycles>
    <meta:generator>OpenOffice/4.1.11$Win32 OpenOffice.org_project/4111m1$Build-9808</meta:generator>
    <dc:date>2021-12-14T14:34:28.76</dc:date>
    <dc:creator>Milto Gramini</dc:creator>
    <meta:document-statistic meta:table-count="0" meta:image-count="0" meta:object-count="0" meta:page-count="2" meta:paragraph-count="70" meta:word-count="286" meta:character-count="1481"/>
    <meta:user-defined meta:name="Info 1"/>
    <meta:user-defined meta:name="Info 2"/>
    <meta:user-defined meta:name="Info 3"/>
    <meta:user-defined meta:name="Info 4"/>
  </office:meta>
</office:document-meta>
</file>